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master-page-name="MP0">
      <style:paragraph-properties style:page-number="auto" fo:break-before="page"/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paragraph-rsid="0006165a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7f5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>Assignment No-5</text:p>
      <text:p text:style-name="P3">Div-B</text:p>
      <text:p text:style-name="P3">Seat No: B150694<text:span text:style-name="T2">205</text:span></text:p>
      <text:p text:style-name="P3">Name: <text:span text:style-name="T2">Ankitkumar Singh</text:span></text:p>
      <text:p text:style-name="P3"/>
      <text:p text:style-name="P1">#include &lt;iostream&gt;</text:p>
      <text:p text:style-name="P1">#include &lt;vector&gt;</text:p>
      <text:p text:style-name="P1">#include &lt;fstream&gt;</text:p>
      <text:p text:style-name="P1">#include &lt;string&gt;</text:p>
      <text:p text:style-name="P1">#include &lt;sstream&gt;</text:p>
      <text:p text:style-name="P1">#include &lt;cmath&gt;</text:p>
      <text:p text:style-name="P1">#include &lt;set&gt;</text:p>
      <text:p text:style-name="P1">#include &lt;map&gt;</text:p>
      <text:p text:style-name="P1">#include &lt;ctime&gt;</text:p>
      <text:p text:style-name="P1">#include&lt;mpi.h&gt;</text:p>
      <text:p text:style-name="P1">#include&lt;set&gt;</text:p>
      <text:p text:style-name="P1"/>
      <text:p text:style-name="P1">using namespace std;</text:p>
      <text:p text:style-name="P1"/>
      <text:p text:style-name="P1">class Instance{</text:p>
      <text:p text:style-name="P1"><text:s text:c="4"/>private:</text:p>
      <text:p text:style-name="P1"><text:s text:c="4"/>double R;</text:p>
      <text:p text:style-name="P1"><text:s text:c="4"/>double G;</text:p>
      <text:p text:style-name="P1"><text:s text:c="4"/>double B;</text:p>
      <text:p text:style-name="P1"><text:s text:c="4"/>double isSkin;</text:p>
      <text:p text:style-name="P1"/>
      <text:p text:style-name="P1"><text:s text:c="4"/>public:</text:p>
      <text:p text:style-name="P1"><text:s text:c="4"/>Instance(double R, double G, double B, int isSkin){</text:p>
      <text:p text:style-name="P1"><text:s text:c="8"/>this-&gt;R = R;</text:p>
      <text:p text:style-name="P1"><text:s text:c="8"/>this-&gt;G = G;</text:p>
      <text:p text:style-name="P1"><text:s text:c="8"/>this-&gt;B = B;</text:p>
      <text:p text:style-name="P1"><text:s text:c="8"/>this-&gt;isSkin = isSkin;</text:p>
      <text:p text:style-name="P1"><text:s text:c="4"/>}</text:p>
      <text:p text:style-name="P1"/>
      <text:p text:style-name="P1"><text:s text:c="4"/>void setR(double R){</text:p>
      <text:p text:style-name="P1"><text:s text:c="8"/>this-&gt;R = R;</text:p>
      <text:p text:style-name="P1"><text:s text:c="4"/>}</text:p>
      <text:p text:style-name="P1"><text:soft-page-break/></text:p>
      <text:p text:style-name="P1"><text:s text:c="4"/>void setG(double G){</text:p>
      <text:p text:style-name="P1"><text:s text:c="8"/>this-&gt;G = G;</text:p>
      <text:p text:style-name="P1"><text:s text:c="4"/>}</text:p>
      <text:p text:style-name="P1"/>
      <text:p text:style-name="P1"><text:s text:c="4"/>void setB(double B){</text:p>
      <text:p text:style-name="P1"><text:s text:c="8"/>this-&gt;B = B;</text:p>
      <text:p text:style-name="P1"><text:s text:c="4"/>}</text:p>
      <text:p text:style-name="P1"><text:s text:c="5"/>double getR(){</text:p>
      <text:p text:style-name="P1"><text:s text:c="8"/>return R;</text:p>
      <text:p text:style-name="P1"><text:s text:c="4"/>}</text:p>
      <text:p text:style-name="P1"/>
      <text:p text:style-name="P1"><text:s text:c="5"/>double getG(){</text:p>
      <text:p text:style-name="P1"><text:s text:c="8"/>return G;</text:p>
      <text:p text:style-name="P1"><text:s text:c="4"/>}</text:p>
      <text:p text:style-name="P1"/>
      <text:p text:style-name="P1"><text:s text:c="5"/>double getB(){</text:p>
      <text:p text:style-name="P1"><text:s text:c="8"/>return B;</text:p>
      <text:p text:style-name="P1"><text:s text:c="4"/>}</text:p>
      <text:p text:style-name="P1"/>
      <text:p text:style-name="P1"><text:s text:c="5"/>int skin(){</text:p>
      <text:p text:style-name="P1"><text:s text:c="8"/>return isSkin;</text:p>
      <text:p text:style-name="P1"><text:s text:c="4"/>}</text:p>
      <text:p text:style-name="P1"/>
      <text:p text:style-name="P1"><text:s text:c="4"/>double calculateDistance(double otherR, double otherG, double otherB){</text:p>
      <text:p text:style-name="P1"><text:s text:c="8"/>return sqrt((R - otherR) * (R - otherR) + (G - otherG) * (G - otherG) + (B - otherB) * (B - otherB));</text:p>
      <text:p text:style-name="P1"/>
      <text:p text:style-name="P1"><text:s text:c="4"/>}</text:p>
      <text:p text:style-name="P1"/>
      <text:p text:style-name="P1">};</text:p>
      <text:p text:style-name="P1"/>
      <text:p text:style-name="P1">class TestInstance{</text:p>
      <text:p text:style-name="P1"><text:s text:c="2"/>private:</text:p>
      <text:p text:style-name="P1"><text:s text:c="4"/>double R;</text:p>
      <text:p text:style-name="P1"><text:s text:c="4"/>double G;</text:p>
      <text:p text:style-name="P1"><text:s text:c="4"/>double B;</text:p>
      <text:p text:style-name="P1"><text:s text:c="4"/></text:p>
      <text:p text:style-name="P1"><text:soft-page-break/></text:p>
      <text:p text:style-name="P1"><text:s text:c="4"/>public:</text:p>
      <text:p text:style-name="P1"><text:s text:c="4"/>TestInstance(double R, double G, double B){</text:p>
      <text:p text:style-name="P1"><text:s text:c="8"/>this-&gt;R = R;</text:p>
      <text:p text:style-name="P1"><text:s text:c="8"/>this-&gt;G = G;</text:p>
      <text:p text:style-name="P1"><text:s text:c="8"/>this-&gt;B = B;</text:p>
      <text:p text:style-name="P1"/>
      <text:p text:style-name="P1"><text:s text:c="4"/>}</text:p>
      <text:p text:style-name="P1"/>
      <text:p text:style-name="P1"><text:s text:c="4"/>void setR(double R){</text:p>
      <text:p text:style-name="P1"><text:s text:c="8"/>this-&gt;R = R;</text:p>
      <text:p text:style-name="P1"><text:s text:c="4"/>}</text:p>
      <text:p text:style-name="P1"/>
      <text:p text:style-name="P1"><text:s text:c="4"/>void setG(double G){</text:p>
      <text:p text:style-name="P1"><text:s text:c="8"/>this-&gt;G = G;</text:p>
      <text:p text:style-name="P1"><text:s text:c="4"/>}</text:p>
      <text:p text:style-name="P1"/>
      <text:p text:style-name="P1"><text:s text:c="4"/>void setB(double B){</text:p>
      <text:p text:style-name="P1"><text:s text:c="8"/>this-&gt;B = B;</text:p>
      <text:p text:style-name="P1"><text:s text:c="4"/>}</text:p>
      <text:p text:style-name="P1"><text:s text:c="5"/>double getR(){</text:p>
      <text:p text:style-name="P1"><text:s text:c="8"/>return R;</text:p>
      <text:p text:style-name="P1"><text:s text:c="4"/>}</text:p>
      <text:p text:style-name="P1"/>
      <text:p text:style-name="P1"><text:s text:c="5"/>double getG(){</text:p>
      <text:p text:style-name="P1"><text:s text:c="8"/>return G;</text:p>
      <text:p text:style-name="P1"><text:s text:c="4"/>}</text:p>
      <text:p text:style-name="P1"/>
      <text:p text:style-name="P1"><text:s text:c="5"/>double getB(){</text:p>
      <text:p text:style-name="P1"><text:s text:c="8"/>return B;</text:p>
      <text:p text:style-name="P1"><text:s text:c="4"/>}</text:p>
      <text:p text:style-name="P1"/>
      <text:p text:style-name="P1">};</text:p>
      <text:p text:style-name="P1"/>
      <text:p text:style-name="P1">vector&lt;string&gt; split(string a,char e){</text:p>
      <text:p text:style-name="P1"><text:s text:c="4"/>vector&lt;string&gt; rez;</text:p>
      <text:p text:style-name="P1"><text:s text:c="4"/>string cur;</text:p>
      <text:p text:style-name="P1"><text:s text:c="4"/>for(int ctr1=0;ctr1&lt;a.size();ctr1++){</text:p>
      <text:p text:style-name="P1"><text:s text:c="8"/>if(a[ctr1]!=e)</text:p>
      <text:p text:style-name="P1"><text:soft-page-break/><text:s text:c="12"/>cur.push_back(a[ctr1]);</text:p>
      <text:p text:style-name="P1"><text:s text:c="8"/>else</text:p>
      <text:p text:style-name="P1"><text:s text:c="12"/>rez.push_back(cur),cur.clear();</text:p>
      <text:p text:style-name="P1"><text:s text:c="4"/>}</text:p>
      <text:p text:style-name="P1"><text:s text:c="4"/>if(cur!="")</text:p>
      <text:p text:style-name="P1"><text:s text:c="8"/>rez.push_back(cur);</text:p>
      <text:p text:style-name="P1"><text:s text:c="4"/>return rez;</text:p>
      <text:p text:style-name="P1">}</text:p>
      <text:p text:style-name="P1"/>
      <text:p text:style-name="P1"/>
      <text:p text:style-name="P1"><text:tab/>vector&lt;Instance&gt; instances;</text:p>
      <text:p text:style-name="P1"><text:tab/></text:p>
      <text:p text:style-name="P1"><text:tab/>int k;</text:p>
      <text:p text:style-name="P1"/>
      <text:p text:style-name="P1">//returns the class value</text:p>
      <text:p text:style-name="P1">int returnClassForObject(double r, double g, double b, set&lt;double&gt; distances, map&lt;double, int&gt; distanceToClass){</text:p>
      <text:p text:style-name="P1"/>
      <text:p text:style-name="P1"><text:tab/>for(int i = 0; i &lt; instances.size(); i++){</text:p>
      <text:p text:style-name="P1"><text:tab/><text:tab/>double distance = instances[i].calculateDistance(r, g, b);</text:p>
      <text:p text:style-name="P1"><text:tab/><text:tab/>distances.insert(distance);</text:p>
      <text:p text:style-name="P1"><text:tab/><text:tab/>distanceToClass.insert(std::pair&lt;double, int&gt;(distance, instances[i].skin()));</text:p>
      <text:p text:style-name="P1"><text:tab/>}</text:p>
      <text:p text:style-name="P1"><text:tab/></text:p>
      <text:p text:style-name="P1"><text:tab/>int countFirstClass = 0;</text:p>
      <text:p text:style-name="P1"><text:tab/>int countSecondClass = 0;</text:p>
      <text:p text:style-name="P1"><text:tab/></text:p>
      <text:p text:style-name="P1"><text:tab/>set&lt;double&gt;::iterator it = distances.begin();</text:p>
      <text:p text:style-name="P1"><text:tab/></text:p>
      <text:p text:style-name="P1"><text:tab/>while(countFirstClass != k &amp;&amp; countSecondClass != k){</text:p>
      <text:p text:style-name="P1"><text:tab/><text:tab/>if(distanceToClass.find(*it) -&gt; second == 1){</text:p>
      <text:p text:style-name="P1"><text:tab/><text:tab/><text:tab/>countFirstClass++;</text:p>
      <text:p text:style-name="P1"><text:tab/><text:tab/>}</text:p>
      <text:p text:style-name="P1"><text:tab/><text:tab/>else if(distanceToClass.find(*it) -&gt; second == 2){</text:p>
      <text:p text:style-name="P1"><text:tab/><text:tab/><text:tab/>countSecondClass++;</text:p>
      <text:p text:style-name="P1"><text:tab/><text:tab/>}</text:p>
      <text:p text:style-name="P1"><text:tab/><text:tab/>it++;</text:p>
      <text:p text:style-name="P1"><text:tab/>}</text:p>
      <text:p text:style-name="P1"><text:soft-page-break/><text:tab/>if(countFirstClass == k){</text:p>
      <text:p text:style-name="P1"><text:tab/><text:tab/>return 1;</text:p>
      <text:p text:style-name="P1"><text:tab/>}</text:p>
      <text:p text:style-name="P1"><text:tab/>else if(countSecondClass == k){</text:p>
      <text:p text:style-name="P1"><text:tab/><text:tab/>return 2;</text:p>
      <text:p text:style-name="P1"><text:tab/>}</text:p>
      <text:p text:style-name="P1"><text:tab/></text:p>
      <text:p text:style-name="P1">}</text:p>
      <text:p text:style-name="P1"/>
      <text:p text:style-name="P1"/>
      <text:p text:style-name="P1"/>
      <text:p text:style-name="P1">int main(int argc, char **argv)</text:p>
      <text:p text:style-name="P1">{</text:p>
      <text:p text:style-name="P1"><text:s text:c="4"/>MPI_Init(NULL, NULL);</text:p>
      <text:p text:style-name="P1"/>
      <text:p text:style-name="P1"/>
      <text:p text:style-name="P1"><text:s text:c="4"/>int world_size;</text:p>
      <text:p text:style-name="P1"><text:s text:c="4"/>int rank;</text:p>
      <text:p text:style-name="P1"/>
      <text:p text:style-name="P1"><text:s text:c="4"/>MPI_Comm_size(MPI_COMM_WORLD, &amp;world_size);</text:p>
      <text:p text:style-name="P1"><text:s text:c="4"/>MPI_Comm_rank(MPI_COMM_WORLD, &amp;rank);</text:p>
      <text:p text:style-name="P1"><text:tab/></text:p>
      <text:p text:style-name="P1"><text:tab/>MPI_Request requests[(world_size - 1) * 3];</text:p>
      <text:p text:style-name="P1"><text:s text:c="4"/>MPI_Status statuses[(world_size - 1) * 3];</text:p>
      <text:p text:style-name="P1"/>
      <text:p text:style-name="P1"><text:s text:c="4"/>string line;</text:p>
      <text:p text:style-name="P1"><text:s text:c="4"/>ifstream myfile("training.txt");</text:p>
      <text:p text:style-name="P1"><text:s/></text:p>
      <text:p text:style-name="P1"><text:tab/></text:p>
      <text:p text:style-name="P1"><text:tab/>//init</text:p>
      <text:p text:style-name="P1"><text:s text:c="4"/>if (myfile.is_open())</text:p>
      <text:p text:style-name="P1"><text:s text:c="4"/>{</text:p>
      <text:p text:style-name="P1"><text:s text:c="8"/>while (getline(myfile,line))</text:p>
      <text:p text:style-name="P1"><text:s text:c="8"/>{</text:p>
      <text:p text:style-name="P1"><text:s text:c="12"/>vector&lt;string&gt; parts = split(line, ' ');</text:p>
      <text:p text:style-name="P1"><text:tab/></text:p>
      <text:p text:style-name="P1">//string to double conversion, supported by C++11</text:p>
      <text:p text:style-name="P1"/>
      <text:p text:style-name="P1"><text:s text:c="12"/>Instance instance(std::stod(parts[0]), std::stod(parts[1]), <text:soft-page-break/>std::stod(parts[2]), std::stod(parts[3]));</text:p>
      <text:p text:style-name="P1"><text:s text:c="12"/></text:p>
      <text:p text:style-name="P1">//push back constructed object</text:p>
      <text:p text:style-name="P1">instances.push_back(instance);</text:p>
      <text:p text:style-name="P1"><text:s text:c="8"/>}</text:p>
      <text:p text:style-name="P1"><text:s text:c="8"/>myfile.close();</text:p>
      <text:p text:style-name="P1"><text:s text:c="4"/>}</text:p>
      <text:p text:style-name="P1"/>
      <text:p text:style-name="P1"><text:s text:c="4"/>//find min and max</text:p>
      <text:p text:style-name="P1"><text:s text:c="4"/>double minR = instances[0].getR();</text:p>
      <text:p text:style-name="P1"><text:s text:c="4"/>double maxR = instances[0].getR();</text:p>
      <text:p text:style-name="P1"/>
      <text:p text:style-name="P1"><text:s text:c="4"/>double minG = instances[0].getG();</text:p>
      <text:p text:style-name="P1"><text:s text:c="4"/>double maxG = instances[0].getG();</text:p>
      <text:p text:style-name="P1"/>
      <text:p text:style-name="P1"><text:s text:c="4"/>double minB = instances[0].getB();</text:p>
      <text:p text:style-name="P1"><text:s text:c="4"/>double maxB = instances[0].getB();</text:p>
      <text:p text:style-name="P1"/>
      <text:p text:style-name="P1"><text:s text:c="4"/>for(int i = 0; i &lt; instances.size(); i++){</text:p>
      <text:p text:style-name="P1"><text:s text:c="8"/>if(instances[i].getR() &gt; maxR){</text:p>
      <text:p text:style-name="P1"><text:s text:c="12"/>maxR = instances[i].getR();</text:p>
      <text:p text:style-name="P1"><text:s text:c="8"/>}</text:p>
      <text:p text:style-name="P1"><text:s text:c="8"/>else if(instances[i].getR() &lt; minR){</text:p>
      <text:p text:style-name="P1"><text:s text:c="12"/>minR = instances[i].getR();</text:p>
      <text:p text:style-name="P1"><text:s text:c="8"/>}</text:p>
      <text:p text:style-name="P1"/>
      <text:p text:style-name="P1"><text:s text:c="8"/>if(instances[i].getG() &gt; maxG){</text:p>
      <text:p text:style-name="P1"><text:s text:c="12"/>maxG = instances[i].getG();</text:p>
      <text:p text:style-name="P1"><text:s text:c="8"/>}</text:p>
      <text:p text:style-name="P1"><text:s text:c="8"/>else if(instances[i].getG() &lt; minG){</text:p>
      <text:p text:style-name="P1"><text:s text:c="12"/>minG = instances[i].getG();</text:p>
      <text:p text:style-name="P1"><text:s text:c="8"/>}</text:p>
      <text:p text:style-name="P1"/>
      <text:p text:style-name="P1"><text:s text:c="8"/>if(instances[i].getB() &gt; maxB){</text:p>
      <text:p text:style-name="P1"><text:s text:c="12"/>maxB = instances[i].getB();</text:p>
      <text:p text:style-name="P1"><text:s text:c="8"/>}</text:p>
      <text:p text:style-name="P1"><text:s text:c="8"/>else if(instances[i].getB() &lt; minB){</text:p>
      <text:p text:style-name="P1"><text:s text:c="12"/>minB = instances[i].getB();</text:p>
      <text:p text:style-name="P1"><text:s text:c="8"/>}</text:p>
      <text:p text:style-name="P1"><text:soft-page-break/><text:s text:c="4"/>}</text:p>
      <text:p text:style-name="P1"/>
      <text:p text:style-name="P1"/>
      <text:p text:style-name="P1"><text:s text:c="4"/>//standardization</text:p>
      <text:p text:style-name="P1"><text:s text:c="4"/>for(int i = 0; i &lt; instances.size(); i++){</text:p>
      <text:p text:style-name="P1"><text:s text:c="8"/>double curr = instances[i].getR();</text:p>
      <text:p text:style-name="P1"><text:s text:c="8"/>double res = (curr - minR) / (maxR - minR);</text:p>
      <text:p text:style-name="P1"><text:s text:c="8"/>instances[i].setR(res);</text:p>
      <text:p text:style-name="P1"/>
      <text:p text:style-name="P1"><text:s text:c="8"/>curr = instances[i].getG();</text:p>
      <text:p text:style-name="P1"><text:s text:c="8"/>res = (curr - minG) / (maxG - minG);</text:p>
      <text:p text:style-name="P1"><text:s text:c="8"/>instances[i].setG(res);</text:p>
      <text:p text:style-name="P1"/>
      <text:p text:style-name="P1"><text:s text:c="8"/>curr = instances[i].getB();</text:p>
      <text:p text:style-name="P1"><text:s text:c="8"/>res = (curr - minB) / (maxB - minB);</text:p>
      <text:p text:style-name="P1"><text:s text:c="8"/>instances[i].setB(res);</text:p>
      <text:p text:style-name="P1"/>
      <text:p text:style-name="P1"><text:s text:c="5"/></text:p>
      <text:p text:style-name="P1"><text:s text:c="4"/>}</text:p>
      <text:p text:style-name="P1"><text:tab/></text:p>
      <text:p text:style-name="P1"><text:tab/>k = sqrt(instances.size());</text:p>
      <text:p text:style-name="P1"/>
      <text:p text:style-name="P1"><text:s text:c="4"/></text:p>
      <text:p text:style-name="P1"><text:s text:c="4"/>ifstream new_file("test.txt");</text:p>
      <text:p text:style-name="P1"><text:s text:c="4"/>string new_line;</text:p>
      <text:p text:style-name="P1"/>
      <text:p text:style-name="P1"><text:s text:c="4"/>vector&lt;TestInstance&gt;test_instances;</text:p>
      <text:p text:style-name="P1"/>
      <text:p text:style-name="P1"><text:tab/></text:p>
      <text:p text:style-name="P1"><text:tab/></text:p>
      <text:p text:style-name="P1"><text:tab/>double start, end;</text:p>
      <text:p text:style-name="P1"/>
      <text:p text:style-name="P1"><text:s text:c="2"/>if(rank == 0){</text:p>
      <text:p text:style-name="P1"><text:s text:c="5"/>if (new_file.is_open())</text:p>
      <text:p text:style-name="P1"><text:s text:c="4"/>{</text:p>
      <text:p text:style-name="P1"><text:s text:c="8"/>while (getline(new_file,new_line))</text:p>
      <text:p text:style-name="P1"><text:s text:c="8"/>{</text:p>
      <text:p text:style-name="P1"/>
      <text:p text:style-name="P1"><text:s text:c="12"/>vector&lt;string&gt; parts = split(new_line, ' ');</text:p>
      <text:p text:style-name="P1"><text:soft-page-break/></text:p>
      <text:p text:style-name="P1"><text:s text:c="12"/>double r = std::stod(parts[0]);</text:p>
      <text:p text:style-name="P1"><text:s text:c="12"/>double g = std::stod(parts[1]);</text:p>
      <text:p text:style-name="P1"><text:s text:c="12"/>double b = std::stod(parts[2]);</text:p>
      <text:p text:style-name="P1"/>
      <text:p text:style-name="P1"><text:s text:c="12"/>r = (r - minR) / (maxR - minR);</text:p>
      <text:p text:style-name="P1"><text:s text:c="12"/>g = (g - minG) / (maxG - minG);</text:p>
      <text:p text:style-name="P1"><text:s text:c="12"/>b = (b - minB) / (maxB - minB);</text:p>
      <text:p text:style-name="P1"/>
      <text:p text:style-name="P1"><text:s text:c="12"/>TestInstance new_instance(r, g, b);</text:p>
      <text:p text:style-name="P1"><text:s text:c="12"/>test_instances.push_back(new_instance);</text:p>
      <text:p text:style-name="P1"/>
      <text:p text:style-name="P1"><text:s text:c="8"/>}</text:p>
      <text:p text:style-name="P1"/>
      <text:p text:style-name="P1"><text:s text:c="4"/>}</text:p>
      <text:p text:style-name="P1"><text:tab/></text:p>
      <text:p text:style-name="P1"><text:tab/>start = MPI_Wtime();</text:p>
      <text:p text:style-name="P1"><text:tab/></text:p>
      <text:p text:style-name="P1"><text:tab/>int index = 1;</text:p>
      <text:p text:style-name="P1"><text:s text:c="4"/>for(int i = 1; i &lt; test_instances.size(); i++){</text:p>
      <text:p text:style-name="P1"><text:tab/><text:tab/>double r = test_instances[i].getR();</text:p>
      <text:p text:style-name="P1"><text:s text:c="8"/>MPI_Isend(&amp;r, 1, MPI_DOUBLE, i, 0, MPI_COMM_WORLD, requests + index);</text:p>
      <text:p text:style-name="P1"><text:s text:c="8"/>index ++;</text:p>
      <text:p text:style-name="P1"><text:tab/><text:tab/>double g = test_instances[i].getG();</text:p>
      <text:p text:style-name="P1"><text:s text:c="8"/>MPI_Isend(&amp;g, 1, MPI_DOUBLE, i, 0, MPI_COMM_WORLD, requests + index);</text:p>
      <text:p text:style-name="P1"><text:s text:c="8"/>index ++;</text:p>
      <text:p text:style-name="P1"><text:tab/><text:tab/>double b = test_instances[i].getB();</text:p>
      <text:p text:style-name="P1"><text:s text:c="8"/>MPI_Isend(&amp;b, 1, MPI_DOUBLE, i, 0, MPI_COMM_WORLD, requests + index);</text:p>
      <text:p text:style-name="P1"><text:tab/><text:tab/>index ++;</text:p>
      <text:p text:style-name="P1"><text:s text:c="4"/>}</text:p>
      <text:p text:style-name="P1"/>
      <text:p text:style-name="P1"><text:tab/></text:p>
      <text:p text:style-name="P1"><text:tab/>double r = test_instances[0].getR();</text:p>
      <text:p text:style-name="P1"><text:tab/>double g = test_instances[0].getG();</text:p>
      <text:p text:style-name="P1"><text:tab/>double b = test_instances[0].getB();</text:p>
      <text:p text:style-name="P1"><text:tab/>map&lt;double, int&gt; distanceToClass;</text:p>
      <text:p text:style-name="P1"><text:soft-page-break/><text:tab/>set&lt;double&gt; distances;</text:p>
      <text:p text:style-name="P1"><text:tab/>int class_predicted = returnClassForObject(r, g, b, distances, distanceToClass);</text:p>
      <text:p text:style-name="P1"><text:tab/>printf("Class for %d object is: %d\n", rank + 1, class_predicted);</text:p>
      <text:p text:style-name="P1"><text:tab/>}</text:p>
      <text:p text:style-name="P1"><text:tab/>else{</text:p>
      <text:p text:style-name="P1"><text:tab/><text:tab/>double r;</text:p>
      <text:p text:style-name="P1"><text:s text:c="6"/>double g;</text:p>
      <text:p text:style-name="P1"><text:s text:c="6"/>double b;</text:p>
      <text:p text:style-name="P1"><text:s text:c="6"/>MPI_Irecv(&amp;r, 1, MPI_DOUBLE, 0, 0, MPI_COMM_WORLD, requests + rank + 1);</text:p>
      <text:p text:style-name="P1"><text:s text:c="6"/>MPI_Irecv(&amp;g, 1, MPI_DOUBLE, 0, 0, MPI_COMM_WORLD, requests + rank + 2);</text:p>
      <text:p text:style-name="P1"><text:s text:c="6"/>MPI_Irecv(&amp;b, 1, MPI_DOUBLE, 0, 0, MPI_COMM_WORLD, requests + rank + 3);</text:p>
      <text:p text:style-name="P1"/>
      <text:p text:style-name="P1"><text:s text:c="6"/>MPI_Wait(requests + rank + 1, statuses + rank + 1);</text:p>
      <text:p text:style-name="P1"><text:s text:c="6"/>MPI_Wait(requests + rank + 2, statuses + rank + 2);</text:p>
      <text:p text:style-name="P1"><text:s text:c="6"/>MPI_Wait(requests + rank + 3, statuses + rank + 3);</text:p>
      <text:p text:style-name="P1"><text:tab/> <text:s/></text:p>
      <text:p text:style-name="P1"><text:tab/> <text:s/>map&lt;double, int&gt; distanceToClass;</text:p>
      <text:p text:style-name="P1"><text:tab/> <text:s/>set&lt;double&gt; distances;</text:p>
      <text:p text:style-name="P1"><text:tab/> <text:s/>int class_predicted = returnClassForObject(r, g, b, distances, distanceToClass);</text:p>
      <text:p text:style-name="P1"><text:tab/> <text:s/>printf("Class for %d object is: %d\n", rank + 1, class_predicted);</text:p>
      <text:p text:style-name="P1"><text:tab/>}</text:p>
      <text:p text:style-name="P1"><text:tab/>MPI_Barrier(MPI_COMM_WORLD);</text:p>
      <text:p text:style-name="P1"><text:tab/>if(rank == 0){</text:p>
      <text:p text:style-name="P1"><text:tab/><text:tab/>end = MPI_Wtime();</text:p>
      <text:p text:style-name="P1"><text:tab/><text:tab/>printf("Elapsed time: %.2f seconds.\n", (end - start));</text:p>
      <text:p text:style-name="P1"><text:tab/>}</text:p>
      <text:p text:style-name="P1"><text:tab/>MPI_Finalize();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/*OUTPUT</text:p>
      <text:p text:style-name="P1">hp@hp-HP-Notebook:~/Desktop/B150694310/hpcpracs/Practical5$ mpicxx -o knn-mpi-1 knn-mpi-1.cpp -std=c++11</text:p>
      <text:p text:style-name="P1">hp@hp-HP-Notebook:~/Desktop/B150694310/hpcpracs/Practical5$ mpirun -np 20 knn-mpi-1</text:p>
      <text:p text:style-name="P1">Class for 3 object is: 2</text:p>
      <text:p text:style-name="P1">Class for 5 object is: 1</text:p>
      <text:p text:style-name="P1">Class for 1 object is: 2</text:p>
      <text:p text:style-name="P1">Class for 7 object is: 1</text:p>
      <text:p text:style-name="P1">Class for 12 object is: 1</text:p>
      <text:p text:style-name="P1">Class for 13 object is: 1</text:p>
      <text:p text:style-name="P1">Class for 19 object is: 1</text:p>
      <text:p text:style-name="P1">Class for 2 object is: 2</text:p>
      <text:p text:style-name="P1">Class for 6 object is: 2</text:p>
      <text:p text:style-name="P1">Class for 11 object is: 1</text:p>
      <text:p text:style-name="P1">Class for 8 object is: 1</text:p>
      <text:p text:style-name="P1">Class for 16 object is: 1</text:p>
      <text:p text:style-name="P1">Class for 14 object is: 1</text:p>
      <text:p text:style-name="P1">Class for 9 object is: 1</text:p>
      <text:p text:style-name="P1">Class for 18 object is: 1</text:p>
      <text:p text:style-name="P1">Class for 4 object is: 1</text:p>
      <text:p text:style-name="P1">Class for 20 object is: 2</text:p>
      <text:p text:style-name="P1">Class for 15 object is: 2</text:p>
      <text:p text:style-name="P1">Class for 17 object is: 1</text:p>
      <text:p text:style-name="P1">Class for 10 object is: 1</text:p>
      <text:p text:style-name="P1">Elapsed time: 0.05 seconds.</text:p>
      <text:p text:style-name="P1">gescoe@gescoe-OptiPlex-3010:~/Desktop/aaa$</text:p>
      <text:p text:style-name="P1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8-10-19T12:28:00Z</meta:creation-date>
    <dc:date>2018-10-25T12:57:23.660218639</dc:date>
    <meta:editing-cycles>9</meta:editing-cycles>
    <meta:editing-duration>PT2M11S</meta:editing-duration>
    <meta:document-statistic meta:table-count="0" meta:image-count="0" meta:object-count="0" meta:page-count="10" meta:paragraph-count="298" meta:word-count="927" meta:character-count="7580" meta:non-whitespace-character-count="5743"/>
    <meta:template xlink:type="simple" xlink:actuate="onRequest" xlink:title="" xlink:href="Normal"/>
  </office:meta>
</office:document-meta>
</file>